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center" style:justify-single-word="false"/>
      <style:text-properties officeooo:rsid="000ae583" officeooo:paragraph-rsid="000ae583"/>
    </style:style>
    <style:style style:name="P3" style:family="paragraph" style:parent-style-name="Index_20_Heading">
      <style:paragraph-properties fo:break-before="page"/>
    </style:style>
    <style:style style:name="P4" style:family="paragraph" style:parent-style-name="Text_20_body">
      <style:text-properties officeooo:rsid="000a62fa" officeooo:paragraph-rsid="000a62fa"/>
    </style:style>
    <style:style style:name="P5" style:family="paragraph" style:parent-style-name="Text_20_body">
      <style:paragraph-properties fo:break-before="page"/>
      <style:text-properties officeooo:rsid="000a62fa" officeooo:paragraph-rsid="000a62fa"/>
    </style:style>
    <style:style style:name="P6" style:family="paragraph" style:parent-style-name="Title">
      <style:text-properties officeooo:rsid="000a62fa" officeooo:paragraph-rsid="000a62f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>DESARROLLO WEB ENTORNO CLIENTE</text:p>
      <text:p text:style-name="P4"/>
      <text:alphabetical-index text:style-name="Sect1" text:protected="true" text:name="Índice alfabético1">
        <text:alphabetical-index-source text:main-entry-style-name="Main_20_index_20_entry" text:sort-algorithm="alphanumeric" fo:language="es" fo:country="ES">
          <text:index-title-template text:style-name="Index_20_Heading">Í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3">Índice</text:p>
          </text:index-title>
        </text:index-body>
      </text:alphabetical-index>
      <text:p text:style-name="P4"/>
      <text:h text:style-name="P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ae583" officeooo:paragraph-rsid="000ae5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Antonio Tirado Román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19:07:59.293000000</meta:creation-date>
    <dc:date>2020-01-20T19:15:40.131000000</dc:date>
    <meta:editing-duration>PT7M41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3" meta:word-count="10" meta:character-count="64" meta:non-whitespace-character-count="56"/>
  </office:meta>
</office:document-meta>
</file>